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60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number-matrix-columns-spanned="67" table:number-matrix-rows-spanned="1" table:formula="of:=TRANSPOSE([.A2:.A68])" office:value-type="string" office:string-value="&quot;CHU Angers&quot;" calcext:value-type="string">
            <text:p>"CHU Angers"</text:p>
          </table:table-cell>
          <table:table-cell office:value-type="string" office:string-value=" &quot;Cholet&quot;" calcext:value-type="string">
            <text:p><text:s/>"Cholet"</text:p>
          </table:table-cell>
          <table:table-cell office:value-type="string" office:string-value=" &quot;Saumur&quot;" calcext:value-type="string">
            <text:p><text:s/>"Saumur"</text:p>
          </table:table-cell>
          <table:table-cell office:value-type="string" office:string-value=" &quot;Longué-Jumelles&quot;" calcext:value-type="string">
            <text:p><text:s/>"Longué-Jumelles"</text:p>
          </table:table-cell>
          <table:table-cell office:value-type="string" office:string-value=" &quot;CESAME Angers&quot;" calcext:value-type="string">
            <text:p><text:s/>"CESAME Angers"</text:p>
          </table:table-cell>
          <table:table-cell office:value-type="string" office:string-value=" &quot;Beaugeois-Vallée&quot;" calcext:value-type="string">
            <text:p><text:s/>"Beaugeois-Vallée"</text:p>
          </table:table-cell>
          <table:table-cell office:value-type="string" office:string-value=" &quot;La corniche angevine&quot;" calcext:value-type="string">
            <text:p><text:s/>"La corniche angevine"</text:p>
          </table:table-cell>
          <table:table-cell office:value-type="string" office:string-value=" &quot;Doué-en-Anjou&quot;" calcext:value-type="string">
            <text:p><text:s/>"Doué-en-Anjou"</text:p>
          </table:table-cell>
          <table:table-cell office:value-type="string" office:string-value=" &quot;Layon-Aubance&quot;" calcext:value-type="string">
            <text:p><text:s/>"Layon-Aubance"</text:p>
          </table:table-cell>
          <table:table-cell office:value-type="string" office:string-value=" &quot;Lys-Hyrôme&quot;" calcext:value-type="string">
            <text:p><text:s/>"Lys-Hyrôme"</text:p>
          </table:table-cell>
          <table:table-cell office:value-type="string" office:string-value="&quot;CHU Laval&quot;" calcext:value-type="string">
            <text:p>"CHU Laval"</text:p>
          </table:table-cell>
          <table:table-cell office:value-type="string" office:string-value=" &quot;Haut Anjou&quot;" calcext:value-type="string">
            <text:p><text:s/>"Haut Anjou"</text:p>
          </table:table-cell>
          <table:table-cell office:value-type="string" office:string-value=" &quot;Ernee&quot;" calcext:value-type="string">
            <text:p><text:s/>"Ernee"</text:p>
          </table:table-cell>
          <table:table-cell office:value-type="string" office:string-value=" &quot;Evron&quot;" calcext:value-type="string">
            <text:p><text:s/>"Evron"</text:p>
          </table:table-cell>
          <table:table-cell office:value-type="string" office:string-value=" &quot;Nord Mayenne&quot;" calcext:value-type="string">
            <text:p><text:s/>"Nord Mayenne"</text:p>
          </table:table-cell>
          <table:table-cell office:value-type="string" office:string-value=" &quot;Villaines la Juhel&quot;" calcext:value-type="string">
            <text:p><text:s/>"Villaines la Juhel"</text:p>
          </table:table-cell>
          <table:table-cell office:value-type="string" office:string-value=" &quot;sud-ouest mayennais&quot;" calcext:value-type="string">
            <text:p><text:s/>"sud-ouest mayennais"</text:p>
          </table:table-cell>
          <table:table-cell office:value-type="string" office:string-value="&quot;Le Mans&quot;" calcext:value-type="string">
            <text:p>"Le Mans"</text:p>
          </table:table-cell>
          <table:table-cell office:value-type="string" office:string-value=" &quot;EPSM Sarthe&quot;" calcext:value-type="string">
            <text:p><text:s/>"EPSM Sarthe"</text:p>
          </table:table-cell>
          <table:table-cell office:value-type="string" office:string-value=" &quot;Beaumont&quot;" calcext:value-type="string">
            <text:p><text:s/>"Beaumont"</text:p>
          </table:table-cell>
          <table:table-cell office:value-type="string" office:string-value=" &quot;Bonne table&quot;" calcext:value-type="string">
            <text:p><text:s/>"Bonne table"</text:p>
          </table:table-cell>
          <table:table-cell office:value-type="string" office:string-value=" &quot;Chateau du Loir&quot;" calcext:value-type="string">
            <text:p><text:s/>"Chateau du Loir"</text:p>
          </table:table-cell>
          <table:table-cell office:value-type="string" office:string-value=" &quot;La Ferté Bernard&quot;" calcext:value-type="string">
            <text:p><text:s/>"La Ferté Bernard"</text:p>
          </table:table-cell>
          <table:table-cell office:value-type="string" office:string-value=" &quot;Sarthe et Loir&quot;" calcext:value-type="string">
            <text:p><text:s/>"Sarthe et Loir"</text:p>
          </table:table-cell>
          <table:table-cell office:value-type="string" office:string-value=" &quot;St-Calais&quot;" calcext:value-type="string">
            <text:p><text:s/>"St-Calais"</text:p>
          </table:table-cell>
          <table:table-cell office:value-type="string" office:string-value=" &quot;Sille le Guillaume&quot;" calcext:value-type="string">
            <text:p><text:s/>"Sille le Guillaume"</text:p>
          </table:table-cell>
          <table:table-cell office:value-type="string" office:string-value=" &quot;François de Daillon&quot;" calcext:value-type="string">
            <text:p><text:s/>"François de Daillon"</text:p>
          </table:table-cell>
          <table:table-cell office:value-type="string" office:string-value="&quot;CHD La-Roche-sur-Yon&quot;" calcext:value-type="string">
            <text:p>"CHD La-Roche-sur-Yon"</text:p>
          </table:table-cell>
          <table:table-cell office:value-type="string" office:string-value=" &quot;Loire Vendée océan&quot;" calcext:value-type="string">
            <text:p><text:s/>"Loire Vendée océan"</text:p>
          </table:table-cell>
          <table:table-cell office:value-type="string" office:string-value=" &quot;collines vendéennes&quot;" calcext:value-type="string">
            <text:p><text:s/>"collines vendéennes"</text:p>
          </table:table-cell>
          <table:table-cell office:value-type="string" office:string-value=" &quot;Noirmoutier&quot;" calcext:value-type="string">
            <text:p><text:s/>"Noirmoutier"</text:p>
          </table:table-cell>
          <table:table-cell office:value-type="string" office:string-value=" &quot;Georges Mazurelle&quot;" calcext:value-type="string">
            <text:p><text:s/>"Georges Mazurelle"</text:p>
          </table:table-cell>
          <table:table-cell office:value-type="string" office:string-value=" &quot;Côte de lumière&quot;" calcext:value-type="string">
            <text:p><text:s/>"Côte de lumière"</text:p>
          </table:table-cell>
          <table:table-cell office:value-type="string" office:string-value=" &quot;Dumonte Île d'Yeu&quot;" calcext:value-type="string">
            <text:p><text:s/>"Dumonte Île d'Yeu"</text:p>
          </table:table-cell>
          <table:table-cell office:value-type="string" office:string-value=" &quot;Fontenay le Comte&quot;" calcext:value-type="string">
            <text:p><text:s/>"Fontenay le Comte"</text:p>
          </table:table-cell>
          <table:table-cell office:value-type="string" office:string-value="&quot;CHU Nantes&quot;" calcext:value-type="string">
            <text:p>"CHU Nantes"</text:p>
          </table:table-cell>
          <table:table-cell office:value-type="string" office:string-value=" &quot;Blain&quot;" calcext:value-type="string">
            <text:p><text:s/>"Blain"</text:p>
          </table:table-cell>
          <table:table-cell office:value-type="string" office:string-value=" &quot;Pierre Delaroche&quot;" calcext:value-type="string">
            <text:p><text:s/>"Pierre Delaroche"</text:p>
          </table:table-cell>
          <table:table-cell office:value-type="string" office:string-value=" &quot;Corcoue sur Lorgne&quot;" calcext:value-type="string">
            <text:p><text:s/>"Corcoue sur Lorgne"</text:p>
          </table:table-cell>
          <table:table-cell office:value-type="string" office:string-value=" &quot;presqu'île&quot;" calcext:value-type="string">
            <text:p><text:s/>"presqu'île"</text:p>
          </table:table-cell>
          <table:table-cell office:value-type="string" office:string-value=" &quot;pays du Retz&quot;" calcext:value-type="string">
            <text:p><text:s/>"pays du Retz"</text:p>
          </table:table-cell>
          <table:table-cell office:value-type="string" office:string-value=" &quot;Maubreuil&quot;" calcext:value-type="string">
            <text:p><text:s/>"Maubreuil"</text:p>
          </table:table-cell>
          <table:table-cell office:value-type="string" office:string-value=" &quot;Loire et Sillon&quot;" calcext:value-type="string">
            <text:p><text:s/>"Loire et Sillon"</text:p>
          </table:table-cell>
          <table:table-cell office:value-type="string" office:string-value=" &quot;Sevre et Loire&quot;" calcext:value-type="string">
            <text:p><text:s/>"Sevre et Loire"</text:p>
          </table:table-cell>
          <table:table-cell office:value-type="string" office:string-value=" &quot;Bouguenais&quot;" calcext:value-type="string">
            <text:p><text:s/>"Bouguenais"</text:p>
          </table:table-cell>
          <table:table-cell office:value-type="string" office:string-value=" &quot;Erdre et Loire&quot;" calcext:value-type="string">
            <text:p><text:s/>"Erdre et Loire"</text:p>
          </table:table-cell>
          <table:table-cell office:value-type="string" office:string-value=" &quot;Chateaubriand&quot;" calcext:value-type="string">
            <text:p><text:s/>"Chateaubriand"</text:p>
          </table:table-cell>
          <table:table-cell office:value-type="string" office:string-value="&quot;CHU Rennes&quot;" calcext:value-type="string">
            <text:p>"CHU Rennes"</text:p>
          </table:table-cell>
          <table:table-cell office:value-type="string" office:string-value=" &quot;Montfort-sur-Meu&quot;" calcext:value-type="string">
            <text:p><text:s/>"Montfort-sur-Meu"</text:p>
          </table:table-cell>
          <table:table-cell office:value-type="string" office:string-value=" &quot;St Meen le grand&quot;" calcext:value-type="string">
            <text:p><text:s/>"St Meen le grand"</text:p>
          </table:table-cell>
          <table:table-cell office:value-type="string" office:string-value=" &quot;Fougeres&quot;" calcext:value-type="string">
            <text:p><text:s/>"Fougeres"</text:p>
          </table:table-cell>
          <table:table-cell office:value-type="string" office:string-value=" &quot;Redon Carentoir&quot;" calcext:value-type="string">
            <text:p><text:s/>"Redon Carentoir"</text:p>
          </table:table-cell>
          <table:table-cell office:value-type="string" office:string-value=" &quot;Vitre&quot;" calcext:value-type="string">
            <text:p><text:s/>"Vitre"</text:p>
          </table:table-cell>
          <table:table-cell office:value-type="string" office:string-value=" &quot;La Guerche de Bretagne&quot;" calcext:value-type="string">
            <text:p><text:s/>"La Guerche de Bretagne"</text:p>
          </table:table-cell>
          <table:table-cell office:value-type="string" office:string-value=" &quot;marches de Bretagne&quot;" calcext:value-type="string">
            <text:p><text:s/>"marches de Bretagne"</text:p>
          </table:table-cell>
          <table:table-cell office:value-type="string" office:string-value=" &quot;Grand Fougeray&quot;" calcext:value-type="string">
            <text:p><text:s/>"Grand Fougeray"</text:p>
          </table:table-cell>
          <table:table-cell office:value-type="string" office:string-value=" &quot;Janze&quot;" calcext:value-type="string">
            <text:p><text:s/>"Janze"</text:p>
          </table:table-cell>
          <table:table-cell office:value-type="string" office:string-value="&quot;CHU Tours&quot;" calcext:value-type="string">
            <text:p>"CHU Tours"</text:p>
          </table:table-cell>
          <table:table-cell office:value-type="string" office:string-value=" &quot;CHU Amboise-Chateau-Renault&quot;" calcext:value-type="string">
            <text:p><text:s/>"CHU Amboise-Chateau-Renault"</text:p>
          </table:table-cell>
          <table:table-cell office:value-type="string" office:string-value=" &quot;Loches&quot;" calcext:value-type="string">
            <text:p><text:s/>"Loches"</text:p>
          </table:table-cell>
          <table:table-cell office:value-type="string" office:string-value=" &quot;Jean Pages de Luynes&quot;" calcext:value-type="string">
            <text:p><text:s/>"Jean Pages de Luynes"</text:p>
          </table:table-cell>
          <table:table-cell office:value-type="string" office:string-value=" &quot;Sevestre-La Membrolle&quot;" calcext:value-type="string">
            <text:p><text:s/>"Sevestre-La Membrolle"</text:p>
          </table:table-cell>
          <table:table-cell office:value-type="string" office:string-value=" &quot;Chinonais&quot;" calcext:value-type="string">
            <text:p><text:s/>"Chinonais"</text:p>
          </table:table-cell>
          <table:table-cell office:value-type="string" office:string-value=" &quot;Andre-Georges Voisin&quot;" calcext:value-type="string">
            <text:p><text:s/>"Andre-Georges Voisin"</text:p>
          </table:table-cell>
          <table:table-cell office:value-type="string" office:string-value=" &quot;pays de Richelieu&quot;" calcext:value-type="string">
            <text:p><text:s/>"pays de Richelieu"</text:p>
          </table:table-cell>
          <table:table-cell office:value-type="string" office:string-value=" &quot;la Croix Papillon&quot;" calcext:value-type="string">
            <text:p><text:s/>"la Croix Papillon"</text:p>
          </table:table-cell>
          <table:table-cell office:value-type="string" office:string-value=" &quot;Ste Maure de Touraine&quot;" calcext:value-type="string">
            <text:p><text:s/>"Ste Maure de Touraine"</text:p>
          </table:table-cell>
        </table:table-row>
        <table:table-row table:style-name="ro1">
          <table:table-cell office:value-type="string" calcext:value-type="string">
            <text:p>"CHU Angers"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,9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,5</text:p>
          </table:table-cell>
          <table:table-cell office:value-type="float" office:value="25.6" calcext:value-type="float">
            <text:p>25,6</text:p>
          </table:table-cell>
          <table:table-cell office:value-type="float" office:value="42" calcext:value-type="float">
            <text:p>42</text:p>
          </table:table-cell>
          <table:table-cell office:value-type="float" office:value="28.2" calcext:value-type="float">
            <text:p>28,2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2.1" calcext:value-type="float">
            <text:p>42,1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24" calcext:value-type="float">
            <text:p>124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,7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<text:s/>"Cholet"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<text:s/>"Saumur"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<text:s/>"Longué-Jumelles"</text:p>
          </table:table-cell>
          <table:table-cell office:value-type="float" office:value="48.7" calcext:value-type="float">
            <text:p>48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/>"CESAME Angers"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"Beaugeois-Vallée"</text:p>
          </table:table-cell>
          <table:table-cell office:value-type="float" office:value="42.5" calcext:value-type="float">
            <text:p>42,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/>"La corniche angevine"</text:p>
          </table:table-cell>
          <table:table-cell office:value-type="float" office:value="24.8" calcext:value-type="float">
            <text:p>24,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"Doué-en-Anjou"</text:p>
          </table:table-cell>
          <table:table-cell office:value-type="float" office:value="41.4" calcext:value-type="float">
            <text:p>41,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"Layon-Aubance"</text:p>
          </table:table-cell>
          <table:table-cell office:value-type="float" office:value="28.1" calcext:value-type="float">
            <text:p>28,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/>"Lys-Hyrôme"</text:p>
          </table:table-cell>
          <table:table-cell office:value-type="float" office:value="42.8" calcext:value-type="float">
            <text:p>42,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"CHU Laval"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<text:s/>"Haut Anjou"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<text:s/>"Ernee"</text:p>
          </table:table-cell>
          <table:table-cell office:value-type="float" office:value="118" calcext:value-type="float">
            <text:p>11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/>"Evron"</text:p>
          </table:table-cell>
          <table:table-cell office:value-type="float" office:value="97" calcext:value-type="float">
            <text:p>9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<text:s/>"Nord Mayenne"</text:p>
          </table:table-cell>
          <table:table-cell office:value-type="float" office:value="110" calcext:value-type="float">
            <text:p>11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Villaines la Juhel"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"sud-ouest mayennais"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"Le Mans"</text:p>
          </table:table-cell>
          <table:table-cell office:value-type="float" office:value="96" calcext:value-type="float">
            <text:p>96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<text:s/>"EPSM Sarthe"</text:p>
          </table:table-cell>
          <table:table-cell office:value-type="float" office:value="95" calcext:value-type="float">
            <text:p>9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<text:s/>"Beaumont"</text:p>
          </table:table-cell>
          <table:table-cell office:value-type="float" office:value="193" calcext:value-type="float">
            <text:p>193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<text:s/>"Bonne table"</text:p>
          </table:table-cell>
          <table:table-cell office:value-type="float" office:value="128" calcext:value-type="float">
            <text:p>128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<text:s/>"Chateau du Loir"</text:p>
          </table:table-cell>
          <table:table-cell office:value-type="float" office:value="151" calcext:value-type="float">
            <text:p>15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"La Ferté Bernard"</text:p>
          </table:table-cell>
          <table:table-cell office:value-type="float" office:value="133" calcext:value-type="float">
            <text:p>133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<text:s/>"Sarthe et Loir"</text:p>
          </table:table-cell>
          <table:table-cell office:value-type="float" office:value="51" calcext:value-type="float">
            <text:p>51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<text:s/>"St-Calais"</text:p>
          </table:table-cell>
          <table:table-cell office:value-type="float" office:value="125" calcext:value-type="float">
            <text:p>125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"Sille le Guillaume"</text:p>
          </table:table-cell>
          <table:table-cell office:value-type="float" office:value="96" calcext:value-type="float">
            <text:p>96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<text:s/>"François de Daillon"</text:p>
          </table:table-cell>
          <table:table-cell office:value-type="float" office:value="65" calcext:value-type="float">
            <text:p>65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"CHD La-Roche-sur-Yon"</text:p>
          </table:table-cell>
          <table:table-cell office:value-type="float" office:value="131" calcext:value-type="float">
            <text:p>131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"Loire Vendée océan"</text:p>
          </table:table-cell>
          <table:table-cell office:value-type="float" office:value="143" calcext:value-type="float">
            <text:p>143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"collines vendéennes"</text:p>
          </table:table-cell>
          <table:table-cell office:value-type="float" office:value="128" calcext:value-type="float">
            <text:p>128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/>"Noirmoutier"</text:p>
          </table:table-cell>
          <table:table-cell office:value-type="float" office:value="170" calcext:value-type="float">
            <text:p>170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s/>"Georges Mazurelle"</text:p>
          </table:table-cell>
          <table:table-cell office:value-type="float" office:value="131" calcext:value-type="float">
            <text:p>1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s/>"Côte de lumière"</text:p>
          </table:table-cell>
          <table:table-cell office:value-type="float" office:value="167" calcext:value-type="float">
            <text:p>167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<text:s/>"Dumonte Île d'Yeu"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<text:s/>"Fontenay le Comte"</text:p>
          </table:table-cell>
          <table:table-cell office:value-type="float" office:value="161" calcext:value-type="float">
            <text:p>161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"CHU Nantes"</text:p>
          </table:table-cell>
          <table:table-cell office:value-type="float" office:value="90" calcext:value-type="float">
            <text:p>9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"Blain"</text:p>
          </table:table-cell>
          <table:table-cell office:value-type="float" office:value="119" calcext:value-type="float">
            <text:p>119</text:p>
          </table:table-cell>
          <table:table-cell table:number-columns-repeated="35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"Pierre Delaroche"</text:p>
          </table:table-cell>
          <table:table-cell office:value-type="float" office:value="112" calcext:value-type="float">
            <text:p>112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"Corcoue sur Lorgne"</text:p>
          </table:table-cell>
          <table:table-cell office:value-type="float" office:value="116" calcext:value-type="float">
            <text:p>116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/>"presqu'île"</text:p>
          </table:table-cell>
          <table:table-cell office:value-type="float" office:value="170" calcext:value-type="float">
            <text:p>170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s/>"pays du Retz"</text:p>
          </table:table-cell>
          <table:table-cell office:value-type="float" office:value="141" calcext:value-type="float">
            <text:p>141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s/>"Maubreuil"</text:p>
          </table:table-cell>
          <table:table-cell office:value-type="float" office:value="78" calcext:value-type="float">
            <text:p>78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/>"Loire et Sillon"</text:p>
          </table:table-cell>
          <table:table-cell office:value-type="float" office:value="119" calcext:value-type="float">
            <text:p>119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"Sevre et Loire"</text:p>
          </table:table-cell>
          <table:table-cell office:value-type="float" office:value="93" calcext:value-type="float">
            <text:p>93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/>"Bouguenais"</text:p>
          </table:table-cell>
          <table:table-cell office:value-type="float" office:value="101" calcext:value-type="float">
            <text:p>101</text:p>
          </table:table-cell>
          <table:table-cell table:number-columns-repeated="43"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"Erdre et Loire"</text:p>
          </table:table-cell>
          <table:table-cell office:value-type="float" office:value="33.6" calcext:value-type="float">
            <text:p>33,6</text:p>
          </table:table-cell>
          <table:table-cell table:number-columns-repeated="44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"Chateaubriand"</text:p>
          </table:table-cell>
          <table:table-cell office:value-type="float" office:value="69" calcext:value-type="float">
            <text:p>69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"CHU Rennes"</text:p>
          </table:table-cell>
          <table:table-cell office:value-type="float" office:value="128" calcext:value-type="float">
            <text:p>128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"Montfort-sur-Meu"</text:p>
          </table:table-cell>
          <table:table-cell office:value-type="float" office:value="152" calcext:value-type="float">
            <text:p>152</text:p>
          </table:table-cell>
          <table:table-cell table:number-columns-repeated="47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"St Meen le grand"</text:p>
          </table:table-cell>
          <table:table-cell office:value-type="float" office:value="176" calcext:value-type="float">
            <text:p>176</text:p>
          </table:table-cell>
          <table:table-cell table:number-columns-repeated="48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"Fougeres"</text:p>
          </table:table-cell>
          <table:table-cell office:value-type="float" office:value="144" calcext:value-type="float">
            <text:p>144</text:p>
          </table:table-cell>
          <table:table-cell table:number-columns-repeated="49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"Redon Carentoir"</text:p>
          </table:table-cell>
          <table:table-cell office:value-type="float" office:value="152" calcext:value-type="float">
            <text:p>152</text:p>
          </table:table-cell>
          <table:table-cell table:number-columns-repeated="50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"Vitre"</text:p>
          </table:table-cell>
          <table:table-cell office:value-type="float" office:value="113" calcext:value-type="float">
            <text:p>113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"La Guerche de Bretagne"</text:p>
          </table:table-cell>
          <table:table-cell office:value-type="float" office:value="90" calcext:value-type="float">
            <text:p>90</text:p>
          </table:table-cell>
          <table:table-cell table:number-columns-repeated="5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"marches de Bretagne"</text:p>
          </table:table-cell>
          <table:table-cell office:value-type="float" office:value="184" calcext:value-type="float">
            <text:p>184</text:p>
          </table:table-cell>
          <table:table-cell table:number-columns-repeated="5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"Grand Fougeray"</text:p>
          </table:table-cell>
          <table:table-cell office:value-type="float" office:value="142" calcext:value-type="float">
            <text:p>142</text:p>
          </table:table-cell>
          <table:table-cell table:number-columns-repeated="5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"Janze"</text:p>
          </table:table-cell>
          <table:table-cell office:value-type="float" office:value="103" calcext:value-type="float">
            <text:p>103</text:p>
          </table:table-cell>
          <table:table-cell table:number-columns-repeated="55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"CHU Tours"</text:p>
          </table:table-cell>
          <table:table-cell office:value-type="float" office:value="133" calcext:value-type="float">
            <text:p>133</text:p>
          </table:table-cell>
          <table:table-cell table:number-columns-repeated="56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"CHU Amboise-Chateau-Renault"</text:p>
          </table:table-cell>
          <table:table-cell office:value-type="float" office:value="160" calcext:value-type="float">
            <text:p>160</text:p>
          </table:table-cell>
          <table:table-cell table:number-columns-repeated="57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"Loches"</text:p>
          </table:table-cell>
          <table:table-cell office:value-type="float" office:value="166" calcext:value-type="float">
            <text:p>166</text:p>
          </table:table-cell>
          <table:table-cell table:number-columns-repeated="5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"Jean Pages de Luynes"</text:p>
          </table:table-cell>
          <table:table-cell office:value-type="float" office:value="115" calcext:value-type="float">
            <text:p>115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"Sevestre-La Membrolle"</text:p>
          </table:table-cell>
          <table:table-cell office:value-type="float" office:value="131" calcext:value-type="float">
            <text:p>131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"Chinonais"</text:p>
          </table:table-cell>
          <table:table-cell office:value-type="float" office:value="95" calcext:value-type="float">
            <text:p>95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"Andre-Georges Voisin"</text:p>
          </table:table-cell>
          <table:table-cell office:value-type="float" office:value="107" calcext:value-type="float">
            <text:p>107</text:p>
          </table:table-cell>
          <table:table-cell table:number-columns-repeated="6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"pays de Richelieu"</text:p>
          </table:table-cell>
          <table:table-cell office:value-type="float" office:value="112" calcext:value-type="float">
            <text:p>112</text:p>
          </table:table-cell>
          <table:table-cell table:number-columns-repeated="6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"la Croix Papillon"</text:p>
          </table:table-cell>
          <table:table-cell office:value-type="float" office:value="102" calcext:value-type="float">
            <text:p>102</text:p>
          </table:table-cell>
          <table:table-cell table:number-columns-repeated="6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"Ste Maure de Touraine"</text:p>
          </table:table-cell>
          <table:table-cell office:value-type="float" office:value="149" calcext:value-type="float">
            <text:p>149</text:p>
          </table:table-cell>
          <table:table-cell table:number-columns-repeated="65"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2:Feuille1.A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8:18:11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6:04:42.280000000</meta:creation-date>
    <dc:date>2021-10-05T18:18:24.276000000</dc:date>
    <meta:editing-duration>PT10M39S</meta:editing-duration>
    <meta:editing-cycles>4</meta:editing-cycles>
    <meta:generator>LibreOffice/6.1.5.2$Windows_X86_64 LibreOffice_project/90f8dcf33c87b3705e78202e3df5142b201bd805</meta:generator>
    <meta:document-statistic meta:table-count="1" meta:cell-count="331" meta:object-count="0"/>
  </office:meta>
</office:document-meta>
</file>